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break-before="page"/>
      <style:text-properties style:font-name="Times New Roman"/>
    </style:style>
    <style:style style:name="P3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070d91" officeooo:paragraph-rsid="00070d9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normal" officeooo:rsid="00070d91" officeooo:paragraph-rsid="00070d91" style:font-weight-asian="normal" style:font-weight-complex="normal"/>
    </style:style>
    <style:style style:name="T1" style:family="text">
      <style:text-properties officeooo:rsid="00070d91"/>
    </style:style>
    <style:style style:name="T2" style:family="text">
      <style:text-properties officeooo:rsid="00084b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<text:s/>Name <text:s text:c="15"/><text:tab/> : Devesh Kapil</text:p>
      <text:p text:style-name="P1"><text:s text:c="4"/>University Roll No. : 2021182</text:p>
      <text:p text:style-name="P1"><text:s text:c="4"/>Section <text:s text:c="12"/><text:tab/> : A(22)</text:p>
      <text:p text:style-name="P1"/>
      <text:p text:style-name="P1"><text:s text:c="4"/>Q) Write a C program to implement fork function <text:span text:style-name="T1">call</text:span>.</text:p>
      <text:p text:style-name="P1">*/</text:p>
      <text:p text:style-name="P1"/>
      <text:p text:style-name="P1">#include&lt;stdio.h&gt;</text:p>
      <text:p text:style-name="P1">#include&lt;unistd.h&gt;</text:p>
      <text:p text:style-name="P1"/>
      <text:p text:style-name="P1">int main(){</text:p>
      <text:p text:style-name="P1">fork();</text:p>
      <text:p text:style-name="P1">printf("Dev\n");</text:p>
      <text:p text:style-name="P1">return 0;</text:p>
      <text:p text:style-name="P1">}</text:p>
      <text:p text:style-name="P2">/* <text:s/>Name <text:tab/><text:tab/> : Devesh Kapil</text:p>
      <text:p text:style-name="P1"><text:s text:c="4"/>University Roll No. : 2021182</text:p>
      <text:p text:style-name="P1"><text:s text:c="4"/>Section <text:tab/><text:tab/> : A(22)</text:p>
      <text:p text:style-name="P1"/>
      <text:p text:style-name="P1"><text:s text:c="4"/>Q) Write a C program that demonstrates the use of multiple fork function calls.</text:p>
      <text:p text:style-name="P1">*/</text:p>
      <text:p text:style-name="P1"/>
      <text:p text:style-name="P1">#include&lt;stdio.h&gt;</text:p>
      <text:p text:style-name="P1">#include&lt;unistd.h&gt;</text:p>
      <text:p text:style-name="P1"/>
      <text:p text:style-name="P1">int main(){</text:p>
      <text:p text:style-name="P1">fork();</text:p>
      <text:p text:style-name="P1">printf("1\n");</text:p>
      <text:p text:style-name="P1">fork();</text:p>
      <text:p text:style-name="P1">printf("2\n");</text:p>
      <text:p text:style-name="P1">fork();</text:p>
      <text:p text:style-name="P1">printf("3\n");</text:p>
      <text:p text:style-name="P1">return 0;</text:p>
      <text:p text:style-name="P1">}</text:p>
      <text:p text:style-name="P3">O<text:span text:style-name="T2">UTPUT</text:span></text:p>
      <text:p text:style-name="P3">OUTPUT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5:32:34.088812934</meta:creation-date>
    <meta:print-date>2024-08-11T15:57:30.445032494</meta:print-date>
    <dc:date>2024-08-12T13:55:46.902637946</dc:date>
    <meta:editing-duration>PT16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30" meta:word-count="76" meta:character-count="541" meta:non-whitespace-character-count="432"/>
  </office:meta>
</office:document-meta>
</file>